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59833333333333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10-06T00:00:00" table:style-name="ce5">
            <text:p>06.10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number-columns-repeated="2" table:style-name="ce9"/>
          <table:table-cell office:value-type="currency" office:value="0" table:formula="of:=[.A9]*([.D9]+50*[.C9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number-columns-repeated="2" table:style-name="ce9"/>
          <table:table-cell office:value-type="currency" office:value="0" table:formula="of:=[.A10]*([.D10]+50*[.C10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number-columns-repeated="2" table:style-name="ce9"/>
          <table:table-cell office:value-type="currency" office:value="0" table:formula="of:=[.A11]*([.D11]+50*[.C11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20" table:style-name="ce9">
            <text:p>20</text:p>
          </table:table-cell>
          <table:table-cell office:value-type="currency" office:value="100" table:formula="of:=[.A12]*([.D12]+25*[.C12])" table:style-name="ce10">
            <text:p>CHF 1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6" table:style-name="ce9">
            <text:p>6</text:p>
          </table:table-cell>
          <table:table-cell office:value-type="currency" office:value="60" table:formula="of:=[.A13]*[.D13]" table:style-name="ce10">
            <text:p>CHF 6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12" table:style-name="ce9">
            <text:p>12</text:p>
          </table:table-cell>
          <table:table-cell office:value-type="currency" office:value="240" table:formula="of:=[.A14]*[.D14]" table:style-name="ce10">
            <text:p>CHF 24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400" table:formula="of:=SUM([.E6:.E18])" table:number-columns-spanned="2" table:number-rows-spanned="1" table:style-name="ce12">
            <text:p>CHF 400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subject>État du contenu de la caisse à instant T</dc:subject>
    <meta:initial-creator>Nathan Fiorellino</meta:initial-creator>
    <dc:creator>Nathan Fiorellino</dc:creator>
    <meta:creation-date>2019-04-15T09:02:29Z</meta:creation-date>
    <dc:date>2022-10-17T17:24:27Z</dc:date>
    <meta:editing-cycles>13</meta:editing-cycles>
    <meta:editing-duration>PT0S</meta:editing-duration>
  </office:meta>
</office:document-meta>
</file>